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5802d" officeooo:paragraph-rsid="00147ff5" style:font-size-asian="9.14999961853027pt" style:font-style-asian="normal" style:font-weight-asian="bold" style:font-size-complex="10.5pt" style:font-style-complex="normal" style:font-weight-complex="bold"/>
    </style:style>
    <style:style style:name="P2"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3f80" officeooo:paragraph-rsid="00147ff5" style:font-size-asian="9.14999961853027pt" style:font-style-asian="normal" style:font-weight-asian="bold" style:font-size-complex="10.5pt" style:font-style-complex="normal" style:font-weight-complex="bold"/>
    </style:style>
    <style:style style:name="P3"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c36d" officeooo:paragraph-rsid="00147ff5" style:font-size-asian="9.14999961853027pt" style:font-style-asian="normal" style:font-weight-asian="bold" style:font-size-complex="10.5pt" style:font-style-complex="normal" style:font-weight-complex="bold"/>
    </style:style>
    <style:style style:name="P4"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39080" officeooo:paragraph-rsid="00147ff5" style:font-size-asian="9.14999961853027pt" style:font-style-asian="normal" style:font-weight-asian="bold" style:font-size-complex="10.5pt" style:font-style-complex="normal" style:font-weight-complex="bold"/>
    </style:style>
    <style:style style:name="P5" style:family="paragraph" style:parent-style-name="Standard">
      <style:paragraph-properties fo:text-align="start" style:justify-single-word="false"/>
      <style:text-properties style:font-name="DejaVu Sans" fo:font-size="10.5pt" fo:font-style="normal" style:text-underline-style="none" fo:font-weight="normal" officeooo:rsid="00113f80" officeooo:paragraph-rsid="00147ff5"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start" style:justify-single-word="false"/>
      <style:text-properties style:font-name="DejaVu Sans" fo:font-size="10.5pt" fo:font-style="normal" style:text-underline-style="none" fo:font-weight="normal" officeooo:rsid="0011c36d" officeooo:paragraph-rsid="00147ff5"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start" style:justify-single-word="false"/>
      <style:text-properties style:font-name="DejaVu Sans" fo:font-size="10.5pt" fo:font-style="normal" style:text-underline-style="none" fo:font-weight="normal" officeooo:rsid="00139080" officeooo:paragraph-rsid="00147ff5"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start" style:justify-single-word="false"/>
      <style:text-properties style:font-name="DejaVu Sans" fo:font-size="10.5pt" fo:font-style="normal" style:text-underline-style="none" fo:font-weight="normal" officeooo:rsid="0015802d" officeooo:paragraph-rsid="00147ff5"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start" style:justify-single-word="false"/>
      <style:text-properties style:font-name="DejaVu Sans" fo:font-size="10.5pt" fo:font-style="normal" style:text-underline-style="none" fo:font-weight="normal" officeooo:rsid="0015802d" officeooo:paragraph-rsid="0015e85b"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start" style:justify-single-word="false"/>
      <style:text-properties style:font-name="DejaVu Sans" fo:font-size="10.5pt" fo:font-style="normal" style:text-underline-style="none" fo:font-weight="normal" officeooo:rsid="001588a2" officeooo:paragraph-rsid="0015e85b"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start" style:justify-single-word="false"/>
      <style:text-properties style:font-name="DejaVu Sans" fo:font-size="10.5pt" fo:font-style="italic" style:text-underline-style="none" fo:font-weight="normal" officeooo:rsid="0011c36d" officeooo:paragraph-rsid="00147ff5" style:font-size-asian="9.14999961853027pt" style:font-style-asian="italic" style:font-weight-asian="normal" style:font-size-complex="10.5pt" style:font-style-complex="italic" style:font-weight-complex="normal"/>
    </style:style>
    <style:style style:name="P12"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13f80" officeooo:paragraph-rsid="00147ff5" style:font-size-asian="9.60000038146973pt" style:font-style-asian="normal" style:font-weight-asian="bold" style:font-size-complex="11pt" style:font-style-complex="normal" style:font-weight-complex="bold"/>
    </style:style>
    <style:style style:name="P13"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588a2" officeooo:paragraph-rsid="0015e85b" style:font-size-asian="11pt" style:font-style-asian="normal" style:font-weight-asian="bold" style:font-size-complex="11pt" style:font-style-complex="normal" style:font-weight-complex="bold"/>
    </style:style>
    <style:style style:name="P14" style:family="paragraph" style:parent-style-name="Preformatted_20_Text">
      <style:text-properties style:font-name="DejaVu Sans" fo:font-size="11pt" officeooo:rsid="0013a9b8" officeooo:paragraph-rsid="0013a9b8" style:font-size-asian="11pt" style:font-size-complex="11pt"/>
    </style:style>
    <style:style style:name="P15" style:family="paragraph" style:parent-style-name="Preformatted_20_Text">
      <style:paragraph-properties fo:text-align="center" style:justify-single-word="false"/>
      <style:text-properties style:font-name="DejaVu Sans" fo:font-size="13pt" style:text-underline-style="solid" style:text-underline-width="auto" style:text-underline-color="font-color" fo:font-weight="bold" officeooo:rsid="0013a9b8" officeooo:paragraph-rsid="0013a9b8" style:font-size-asian="13pt" style:font-weight-asian="bold" style:font-size-complex="13pt" style:font-weight-complex="bold"/>
    </style:style>
    <style:style style:name="P16" style:family="paragraph" style:parent-style-name="Standard">
      <style:paragraph-properties fo:text-align="start" style:justify-single-word="false"/>
      <style:text-properties style:font-name="DejaVu Sans" fo:font-size="10.5pt" fo:font-style="normal" style:text-underline-style="none" fo:font-weight="normal" officeooo:rsid="001588a2" officeooo:paragraph-rsid="0015e85b" style:font-size-asian="9.14999961853027pt" style:font-style-asian="normal" style:font-weight-asian="normal" style:font-size-complex="10.5pt" style:font-style-complex="normal" style:font-weight-complex="normal"/>
    </style:style>
    <style:style style:name="P17" style:family="paragraph" style:parent-style-name="Standard">
      <style:paragraph-properties fo:text-align="start" style:justify-single-word="false"/>
      <style:text-properties style:font-name="DejaVu Sans" fo:font-size="10.5pt" fo:font-style="normal" style:text-underline-style="none" fo:font-weight="bold" officeooo:rsid="001883ca" officeooo:paragraph-rsid="001883ca" style:font-size-asian="9.14999961853027pt" style:font-style-asian="normal" style:font-weight-asian="bold" style:font-size-complex="10.5pt" style:font-style-complex="normal" style:font-weight-complex="bold"/>
    </style:style>
    <style:style style:name="P18" style:family="paragraph" style:parent-style-name="Standard">
      <style:paragraph-properties fo:text-align="start" style:justify-single-word="false"/>
      <style:text-properties style:font-name="DejaVu Sans" fo:font-size="10.5pt" fo:font-style="normal" style:text-underline-style="none" fo:font-weight="bold" officeooo:rsid="0018edae" officeooo:paragraph-rsid="0018edae" style:font-size-asian="9.14999961853027pt" style:font-style-asian="normal" style:font-weight-asian="bold" style:font-size-complex="10.5pt" style:font-style-complex="normal" style:font-weight-complex="bold"/>
    </style:style>
    <style:style style:name="P19" style:family="paragraph" style:parent-style-name="Standard">
      <style:paragraph-properties fo:text-align="start" style:justify-single-word="false"/>
      <style:text-properties style:font-name="DejaVu Sans" fo:font-size="10.5pt" fo:font-style="normal" style:text-underline-style="none" fo:font-weight="bold" officeooo:rsid="0019ba78" officeooo:paragraph-rsid="0019ba78" style:font-size-asian="9.14999961853027pt" style:font-style-asian="normal" style:font-weight-asian="bold" style:font-size-complex="10.5pt" style:font-style-complex="normal" style:font-weight-complex="bold"/>
    </style:style>
    <style:style style:name="P20" style:family="paragraph" style:parent-style-name="Standard">
      <style:paragraph-properties fo:text-align="start" style:justify-single-word="false"/>
      <style:text-properties style:font-name="DejaVu Sans" fo:font-size="10.5pt" fo:font-style="italic" style:text-underline-style="none" fo:font-weight="bold" officeooo:rsid="0018edae" officeooo:paragraph-rsid="0018edae" style:font-size-asian="9.14999961853027pt" style:font-style-asian="italic" style:font-weight-asian="bold" style:font-size-complex="10.5pt" style:font-style-complex="italic" style:font-weight-complex="bold"/>
    </style:style>
    <style:style style:name="P21" style:family="paragraph" style:parent-style-name="Standard">
      <style:paragraph-properties fo:text-align="start" style:justify-single-word="false"/>
      <style:text-properties style:font-name="DejaVu Sans" fo:font-size="10.5pt" fo:font-style="italic" style:text-underline-style="none" fo:font-weight="bold" officeooo:rsid="0019ba78" officeooo:paragraph-rsid="0019ba78" style:font-size-asian="9.14999961853027pt" style:font-style-asian="italic" style:font-weight-asian="bold" style:font-size-complex="10.5pt" style:font-style-complex="italic" style:font-weight-complex="bold"/>
    </style:style>
    <style:style style:name="P22"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883ca" officeooo:paragraph-rsid="001883ca" style:font-size-asian="9.60000038146973pt" style:font-style-asian="normal" style:font-weight-asian="bold" style:font-size-complex="11pt" style:font-style-complex="normal"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1c36d" style:font-weight-asian="normal" style:font-weight-complex="normal"/>
    </style:style>
    <style:style style:name="T4" style:family="text">
      <style:text-properties style:text-underline-style="none" fo:font-weight="normal" officeooo:rsid="00139080" style:font-weight-asian="normal" style:font-weight-complex="normal"/>
    </style:style>
    <style:style style:name="T5" style:family="text">
      <style:text-properties style:text-underline-style="none" fo:font-weight="normal" officeooo:rsid="0015802d" style:font-weight-asian="normal"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8edae" style:font-weight-asian="normal" style:font-weight-complex="normal"/>
    </style:style>
    <style:style style:name="T10" style:family="text">
      <style:text-properties fo:font-weight="normal" officeooo:rsid="001588a2" style:font-weight-asian="normal" style:font-weight-complex="normal"/>
    </style:style>
    <style:style style:name="T11" style:family="text">
      <style:text-properties fo:font-weight="normal" officeooo:rsid="0019ba78"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9ba78"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EILA OLIVA MUÑOZ</text:p>
      <text:p text:style-name="P15">PRÁCTICA TEST</text:p>
      <text:p text:style-name="P15"/>
      <text:p text:style-name="P12">FindLast</text:p>
      <text:p text:style-name="P2"><text:span text:style-name="T1">1.</text:span><text:span text:style-name="T2"> FALLO: en la función findLast, el bucle no contempla que i=0, ya que tiene como límite i&gt;0, por tanto, al 0 no llega. Para solucionarlo habría que poner que el bucle llegue hasta i&gt;=0.</text:span></text:p>
      <text:p text:style-name="P5"/>
      <text:p text:style-name="P2"><text:span text:style-name="T1">2.</text:span><text:span text:style-name="T2"> </text:span><text:span text:style-name="T3">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span></text:p>
      <text:p text:style-name="P6"/>
      <text:p text:style-name="P3"><text:span text:style-name="T1">3.</text:span><text:span text:style-name="T2"> java FindLast 1 2 3 4</text:span></text:p>
      <text:p text:style-name="P11">Enter an integer you want to find:</text:p>
      <text:p text:style-name="P6">3</text:p>
      <text:p text:style-name="P6"/>
      <text:p text:style-name="P6">→ The index of the last element equal to 3 is: 2</text:p>
      <text:p text:style-name="P6"/>
      <text:p text:style-name="P3"><text:span text:style-name="T2">Aquí vemos que el resultado es correcto, a pesar de ejecutarse el código </text:span><text:span text:style-name="T4">que contiene el error. Esto es posible porque entra en el bucle, pero como encuentra el número antes de llegar a 0 no continúa y por tanto no llega a provocar un error en el estado.</text:span></text:p>
      <text:p text:style-name="P6"/>
      <text:p text:style-name="P4"><text:span text:style-name="T1">4.</text:span><text:span text:style-name="T2"> No es posible, ya que la disfunción se produce cuando se produce el error en el estado: cuando el número que estoy buscando se encuentra en la primera posición de los números que he introducido al ejecutar el programa, el bucle no llega a contemplar esa posición (i nunca es 0 en el bucle → error) y nos devuelve -1 porque no ha comprobado dicho número, cuando nos debería devolver 0 (disfunción).</text:span></text:p>
      <text:p text:style-name="P7"/>
      <text:p text:style-name="P4"><text:span text:style-name="T1">5.</text:span><text:span text:style-name="T2"> </text:span><text:span text:style-name="T5">No había caso de prueba posible en el apartado anterior.</text:span></text:p>
      <text:p text:style-name="P8"/>
      <text:p text:style-name="P1"><text:span text:style-name="T1">6.</text:span><text:span text:style-name="T2"> Cambio en el bucle i&gt;0 por i&gt;=0.</text:span></text:p>
      <text:p text:style-name="P8">Cuando ejecuto los test todo está correcto → OK (1 test).</text:p>
      <text:p text:style-name="P8"/>
      <text:p text:style-name="P8"/>
      <text:p text:style-name="P9"/>
      <text:p text:style-name="P13">LastZero</text:p>
      <text:p text:style-name="P10"><text:span text:style-name="T7">1.</text:span> El fallo se encuentra en el bucle de la función lastZero. Lo que hace este bucle es encontrar el primer cero, en vez del último. Esto es porque empieza por el principio del array, y cuando encuentra un 0 para. Debería empezar por el final del bucle e ir hacia atrás, de esta manera el primer cero que encuentre es el último del array.</text:p>
      <text:p text:style-name="P10"/>
      <text:p text:style-name="P10"><text:span text:style-name="T7">2.</text:span> 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p>
      <text:p text:style-name="P10"/>
      <text:p text:style-name="P10"><text:span text:style-name="T7">3.</text:span> LastZero 0</text:p>
      <text:p text:style-name="P10"><text:s text:c="4"/><text:span text:style-name="T6">The last index of zero is: 0</text:span></text:p>
      <text:p text:style-name="P10"/>
      <text:p text:style-name="P10">Este caso ejecuta el código con error porque entra en el bucle, pero no produce un error en el estado porque al tener sólo un valor el array, el bucle sólo da una vuelta, así que da igual que el bucle vaya hacia delante o hacia atrás, i va a ser lo mismo en ese momento.</text:p>
      <text:p text:style-name="P10"/>
      <text:p text:style-name="P10"/>
      <text:p text:style-name="P10"/>
      <text:p text:style-name="P10"/>
      <text:p text:style-name="P10"/>
      <text:p text:style-name="P10"><text:soft-page-break/><text:span text:style-name="T7">4.</text:span> LastZero 1 2 3 4</text:p>
      <text:p text:style-name="P10"><text:s text:c="4"/><text:span text:style-name="T6">The last index of zero is: -1</text:span></text:p>
      <text:p text:style-name="P10"/>
      <text:p text:style-name="P10">Aquí se ejecuta el código con error (entra en el bucle) y se produce error en el estado (el bucle se recorre al revés), pero no provoca ninguna disfunción ya que no hay ningún cero y el bucle no se para en ningún sitio (ni correcto ni incorrecto).</text:p>
      <text:p text:style-name="P10"/>
      <text:p text:style-name="P10"><text:span text:style-name="T7">5. </text:span>Cuando introducimos los valores en la entrada, el programa los trata y llama a la función lastZero. En esta función, en el bucle, el primer estado es i=0. Esto es un error en el estado, ya que debería empezar por el último elemento del array, es decir, i=x.length-1.</text:p>
      <text:p text:style-name="P10"/>
      <text:p text:style-name="P10"><text:span text:style-name="T7">6. </text:span>En el bucle: <text:span text:style-name="T6">for (int i = x.length-1; i &gt;= 0; i--)</text:span></text:p>
      <text:p text:style-name="P10">Ejecuto las pruebas → OK (3 test)</text:p>
      <text:p text:style-name="P10"/>
      <text:p text:style-name="P10"/>
      <text:p text:style-name="P22">CountPositive</text:p>
      <text:p text:style-name="P17">1.<text:span text:style-name="T8"> </text:span><text:span text:style-name="T9">El fallo está dentro del bucle, en el if. El if comprueba si el número es mayor o igual a 0, y de esta manera considera que el 0 es un número positivo. Debería comprobar sólo si el número es mayor que 0.</text:span></text:p>
      <text:p text:style-name="P17"><text:span text:style-name="T9"/></text:p>
      <text:p text:style-name="P18">2.<text:span text:style-name="T8"> </text:span><text:span text:style-name="T10">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span></text:p>
      <text:p text:style-name="P18"><text:span text:style-name="T10"/></text:p>
      <text:p text:style-name="P18">3.<text:span text:style-name="T8"> </text:span><text:span text:style-name="T11">CountPositive 1 -2 3</text:span></text:p>
      <text:p text:style-name="P20"><text:span text:style-name="T11"><text:s text:c="4"/>Number of positive number is: 2</text:span></text:p>
      <text:p text:style-name="P20"><text:span text:style-name="T14"/></text:p>
      <text:p text:style-name="P21"><text:span text:style-name="T13">En este caso no introducimos ningún 0, que es el valor en discordia. Así, se ejecuta el código que contiene el fallo (la línea del if), pero como ningún valor es 0, no entra en el if cuando no debe, y por tanto no se produce error en el estado (que el contador del programa estuviera dentro del if cuando el valor es 0).</text:span></text:p>
      <text:p text:style-name="P21"><text:span text:style-name="T13"/></text:p>
      <text:p text:style-name="P21"><text:span text:style-name="T12">4.</text:span><text:span text:style-name="T13"> No es posible provocar un error en el estado sin producir una disfunción, ya que cuando se produce un error en el estado (entra en el if siendo 0) el contador de números positivos aumenta, por lo que se produce la disfunción.</text:span></text:p>
      <text:p text:style-name="P21"><text:span text:style-name="T13"/></text:p>
      <text:p text:style-name="P21"><text:span text:style-name="T12">5.</text:span><text:span text:style-name="T13"> No es posible un caso anterior.</text:span></text:p>
      <text:p text:style-name="P21"><text:span text:style-name="T13"/></text:p>
      <text:p text:style-name="P21"><text:span text:style-name="T12">6.</text:span><text:span text:style-name="T13"> En el if de countPositive: </text:span><text:span text:style-name="T8">if (x[i] &gt; 0)</text:span></text:p>
      <text:p text:style-name="P19"><text:span text:style-name="T11">E</text:span><text:span text:style-name="T8">jecuto las pruebas → OK (2 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1T13:08:57.422218736</dc:date>
    <meta:editing-duration>PT14M22S</meta:editing-duration>
    <meta:editing-cycles>5</meta:editing-cycles>
    <meta:generator>LibreOffice/4.4.6.3$Linux_X86_64 LibreOffice_project/40m0$Build-3</meta:generator>
    <meta:document-statistic meta:table-count="0" meta:image-count="0" meta:object-count="0" meta:page-count="2" meta:paragraph-count="36" meta:word-count="856" meta:character-count="4370" meta:non-whitespace-character-count="3539"/>
  </office:meta>
</office:document-meta>
</file>